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paragraph-properties fo:text-align="end" style:justify-single-word="false"/>
    </style:style>
    <style:style style:name="P2" style:family="paragraph" style:parent-style-name="Footer">
      <style:text-properties fo:font-size="8pt" style:font-size-asian="8pt" style:font-size-complex="8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indent="0.4898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4791in" style:auto-text-indent="false"/>
    </style:style>
    <style:style style:name="P7" style:family="paragraph" style:parent-style-name="Standard">
      <style:paragraph-properties fo:margin-left="0in" fo:margin-right="0in" fo:text-indent="0.4791in" style:auto-text-indent="false"/>
      <style:text-properties fo:font-style="normal" style:font-style-asian="normal" style:font-style-complex="normal"/>
    </style:style>
    <style:style style:name="P8" style:family="paragraph" style:parent-style-name="Standard" style:list-style-name="L1"/>
    <style:style style:name="P9" style:family="paragraph" style:parent-style-name="Standard">
      <style:paragraph-properties fo:margin-left="0in" fo:margin-right="0in" fo:text-indent="0.4791in" style:auto-text-indent="false"/>
      <style:text-properties fo:font-style="normal" style:font-style-asian="normal" style:font-style-complex="normal"/>
    </style:style>
    <style:style style:name="P10"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1" style:family="paragraph" style:parent-style-name="Standard">
      <style:paragraph-properties fo:margin-left="0in" fo:margin-right="0in" fo:text-indent="0.4898in" style:auto-text-indent="false"/>
      <style:text-properties fo:font-style="normal" fo:font-weight="normal" style:font-style-asian="normal" style:font-weight-asian="normal" style:font-style-complex="normal" style:font-weight-complex="normal"/>
    </style:style>
    <style:style style:name="P12" style:family="paragraph" style:parent-style-name="Heading_20_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rting “Battle Game” from Python to C++ Part 1</text:p>
      <text:p text:style-name="Standard"/>
      <text:h text:style-name="Heading_20_1" text:outline-level="1">Spec:</text:h>
      <text:p text:style-name="P4">I have written a small, turn-based text game in Python. The point of this assignment is to “port” the Python code to C++. <text:s/>This version of the game does not have any functions or classes, and will be added in during future assignments.</text:p>
      <text:p text:style-name="P4">Try to run and play through the existing Python3 game first to get a feel for it, and then work on “translating” it to C++. <text:s/>Most things can be changed over line-by-line.</text:p>
      <text:p text:style-name="P4"/>
      <text:p text:style-name="P5">Battle Game files:</text:p>
      <text:list xml:id="list1750984091" text:style-name="L1">
        <text:list-item>
          <text:p text:style-name="P8">main.py</text:p>
        </text:list-item>
      </text:list>
      <text:h text:style-name="Heading_20_1" text:outline-level="1">Dates:</text:h>
      <text:p text:style-name="Standard">Assigned:<text:tab/>2013-06-13<text:tab/>Thursday</text:p>
      <text:p text:style-name="Standard">Due:<text:tab/><text:tab/>2013-06-20<text:tab/>Thursday at 11:59 pm</text:p>
      <text:p text:style-name="Standard"/>
      <text:p text:style-name="P6">Make sure that your source code is <text:span text:style-name="T1">committed</text:span><text:span text:style-name="T2"> and </text:span><text:span text:style-name="T1">synced</text:span><text:span text:style-name="T2"> to your student GitHub account. You do not need to turn in the code via Blackboard or anything else.</text:span></text:p>
      <text:p text:style-name="P7"/>
      <text:h text:style-name="P12" text:outline-level="1">Questions?</text:h>
      <text:p text:style-name="P7">I've set assignments up so you have a weekend plus one in-class day to work on it. Make sure you do some work on it before the Tuesday class so you can ask questions if necessary. You can also stop by during my office hours or email me at rjmfff@umkc.edu. You're free to brainstorm with classmates, but copying code off each other is inappropriate.</text:p>
      <text:p text:style-name="P7"/>
      <text:h text:style-name="Heading_20_1" text:outline-level="1">Random and Sleep</text:h>
      <text:p text:style-name="P7">I'm using random and sleep in this game, here's how you can use this in C++:</text:p>
      <text:p text:style-name="P7"/>
      <text:p text:style-name="P10">Random Numbers:</text:p>
      <text:p text:style-name="P11">To use the random number generator, add these includes:</text:p>
      <text:p text:style-name="P11">#include &lt;stdlib.h&gt;</text:p>
      <text:p text:style-name="P11">#include &lt;time.h&gt;</text:p>
      <text:p text:style-name="P11"/>
      <text:p text:style-name="P11">First, we need to seed the random number generator within main():</text:p>
      <text:p text:style-name="P11">srand( time( NULL ) );</text:p>
      <text:p text:style-name="P11"/>
      <text:p text:style-name="P11">Then, we can generate a value between 0 and 9 like this:</text:p>
      <text:p text:style-name="P11">int myVar = rand() % 10</text:p>
      <text:p text:style-name="P11"/>
      <text:p text:style-name="P11"><text:soft-page-break/>If you wanted to generate between 5 and 9, you could do:</text:p>
      <text:p text:style-name="P11">int myVar = rand() % 4 + 5</text:p>
      <text:p text:style-name="P7"/>
      <text:p text:style-name="P10">Sleep:</text:p>
      <text:p text:style-name="P7">Sleep allows you to delay the program by some amount of time. I am using this simply for stylistic effect, to make it easier to read the battles.</text:p>
      <text:p text:style-name="P7"/>
      <text:p text:style-name="P7">Make sure to include:</text:p>
      <text:p text:style-name="P7">#include &lt;unistd.h&gt;</text:p>
      <text:p text:style-name="P7"/>
      <text:p text:style-name="P7">Then, you can use the sleep() function. Its argument is the amount of seconds to sleep (flo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3pt" fo:font-weight="bold" style:font-size-asian="13pt" style:font-weight-asian="bold" style:font-size-complex="13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none" fo:border-right="none" fo:border-top="none" fo:border-bottom="0.05pt solid #000000"/>
    </style:style>
    <style:style style:name="MP1" style:family="paragraph" style:parent-style-name="Table_20_Contents">
      <style:paragraph-properties fo:text-align="end" style:justify-single-word="false"/>
    </style:style>
    <style:style style:name="MP2" style:family="paragraph" style:parent-style-name="Footer">
      <style:text-properties fo:font-size="8pt" style:font-size-asian="8pt" style:font-size-complex="8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Header">CS 201 Problem Solving &amp; Programming II</text:p>
            </table:table-cell>
            <table:table-cell table:style-name="Table2.A1" office:value-type="string">
              <text:p text:style-name="MP1">Assignment 1</text:p>
            </table:table-cell>
          </table:table-row>
        </table:table>
        <text:p text:style-name="Header"/>
      </style:header>
      <style:footer>
        <text:p text:style-name="MP2">Last updated 2013-06-0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6:36:01</meta:creation-date>
    <meta:generator>LibreOffice/3.5$Linux_X86_64 LibreOffice_project/350m1$Build-2</meta:generator>
    <dc:date>2013-06-03T11:58:43</dc:date>
    <meta:editing-duration>PT20M17S</meta:editing-duration>
    <meta:editing-cycles>30</meta:editing-cycles>
    <meta:document-statistic meta:table-count="1" meta:image-count="0" meta:object-count="0" meta:page-count="2" meta:paragraph-count="32" meta:word-count="346" meta:character-count="1875" meta:non-whitespace-character-count="1559"/>
  </office:meta>
</office:document-meta>
</file>